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66cm" svg:height="0.66cm" draw:z-index="0"><draw:image xlink:href="../../odt/images/0063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ция БОЛЬШ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51cm" draw:z-index="0"><draw:image xlink:href="../../odt/images/006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3">Блок </text:span><text:span text:style-name="T5">р</text:span><text:span text:style-name="T4">еализует логическую операцию </text:span><text:span text:style-name="T5">БОЛЬШЕ</text:span><text:span text:style-name="T4">:</text:span></text:p>
            <text:p text:style-name="P4"><text:span text:style-name="T1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Text_20_body"><text:span text:style-name="T2">где </text:span><text:span text:style-name="T2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– выходной сигнал блока, <text:s/></text:span><text:span text:style-name="T2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входные сигналы.</text:span></text:p>
            <text:p text:style-name="Text_20_body"><text:span text:style-name="T6">Свойства</text:span>:</text:p>
            <text:list xml:id="list7926014656910957517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БОЛЬШЕ</dc:title>
    <dc:date>2012-03-30T16:17:29.95</dc:date>
    <meta:generator>OpenOffice_Beta/4.1.0$Win32 OpenOffice.org_project/410m14$Build-9760</meta:generator>
    <meta:editing-duration>PT2H9M46S</meta:editing-duration>
    <meta:editing-cycles>95</meta:editing-cycles>
    <meta:document-statistic meta:table-count="1" meta:image-count="2" meta:object-count="3" meta:page-count="1" meta:paragraph-count="11" meta:word-count="54" meta:character-count="36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gt; u_2(t); #
alignl 0, ~ если u_1(t) &l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